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081fa9" officeooo:paragraph-rsid="00081fa9" style:font-size-asian="15pt" style:font-size-complex="15pt"/>
    </style:style>
    <style:style style:name="P2" style:family="paragraph" style:parent-style-name="Standard">
      <style:text-properties fo:font-size="15pt" officeooo:rsid="0009d90e" officeooo:paragraph-rsid="0009d90e" style:font-size-asian="15pt" style:font-size-complex="15pt"/>
    </style:style>
    <style:style style:name="P3" style:family="paragraph" style:parent-style-name="Standard">
      <style:text-properties fo:font-size="15pt" officeooo:rsid="000e9024" officeooo:paragraph-rsid="000e9024" style:font-size-asian="15pt" style:font-size-complex="15pt"/>
    </style:style>
    <style:style style:name="P4" style:family="paragraph" style:parent-style-name="Standard">
      <style:text-properties fo:font-size="15pt" fo:font-weight="bold" officeooo:rsid="00081fa9" officeooo:paragraph-rsid="00081fa9" style:font-size-asian="15pt" style:font-weight-asian="bold" style:font-size-complex="15pt" style:font-weight-complex="bold"/>
    </style:style>
    <style:style style:name="P5" style:family="paragraph" style:parent-style-name="Standard">
      <style:text-properties fo:font-size="15pt" fo:font-weight="bold" officeooo:rsid="0008df40" officeooo:paragraph-rsid="0008df40" style:font-size-asian="15pt" style:font-weight-asian="bold" style:font-size-complex="15pt" style:font-weight-complex="bold"/>
    </style:style>
    <style:style style:name="P6" style:family="paragraph" style:parent-style-name="Standard">
      <style:text-properties fo:font-size="15pt" fo:font-weight="normal" officeooo:rsid="00081fa9" officeooo:paragraph-rsid="00081fa9" style:font-size-asian="15pt" style:font-weight-asian="normal" style:font-size-complex="15pt" style:font-weight-complex="normal"/>
    </style:style>
    <style:style style:name="P7" style:family="paragraph" style:parent-style-name="Standard">
      <style:text-properties fo:font-size="15pt" fo:font-weight="normal" officeooo:rsid="0008df40" officeooo:paragraph-rsid="0008df40" style:font-size-asian="15pt" style:font-weight-asian="normal" style:font-size-complex="15pt" style:font-weight-complex="normal"/>
    </style:style>
    <style:style style:name="P8" style:family="paragraph" style:parent-style-name="Standard">
      <style:text-properties fo:font-size="15pt" fo:font-weight="normal" officeooo:rsid="000acf9b" officeooo:paragraph-rsid="000acf9b" style:font-size-asian="15pt" style:font-weight-asian="normal" style:font-size-complex="15pt" style:font-weight-complex="normal"/>
    </style:style>
    <style:style style:name="P9" style:family="paragraph" style:parent-style-name="Standard">
      <style:text-properties fo:font-size="15pt" fo:font-weight="normal" officeooo:rsid="000b4552" officeooo:paragraph-rsid="000b4552" style:font-size-asian="15pt" style:font-weight-asian="normal" style:font-size-complex="15pt" style:font-weight-complex="normal"/>
    </style:style>
    <style:style style:name="P10" style:family="paragraph" style:parent-style-name="Standard">
      <style:text-properties fo:font-size="15pt" fo:font-weight="normal" officeooo:rsid="000d409c" officeooo:paragraph-rsid="000d409c" style:font-size-asian="15pt" style:font-weight-asian="normal" style:font-size-complex="15pt" style:font-weight-complex="normal"/>
    </style:style>
    <style:style style:name="P11" style:family="paragraph" style:parent-style-name="Standard">
      <style:text-properties fo:font-size="15pt" fo:font-weight="normal" officeooo:rsid="000e9024" officeooo:paragraph-rsid="000e9024" style:font-size-asian="15pt" style:font-weight-asian="normal" style:font-size-complex="15pt" style:font-weight-complex="normal"/>
    </style:style>
    <style:style style:name="P12" style:family="paragraph" style:parent-style-name="Standard">
      <style:text-properties fo:font-size="15pt" style:text-underline-style="solid" style:text-underline-width="auto" style:text-underline-color="font-color" fo:font-weight="bold" officeooo:rsid="0009d90e" officeooo:paragraph-rsid="0009d90e" style:font-size-asian="15pt" style:font-weight-asian="bold" style:font-size-complex="15pt" style:font-weight-complex="bold"/>
    </style:style>
    <style:style style:name="T1" style:family="text">
      <style:text-properties officeooo:rsid="0008df40"/>
    </style:style>
    <style:style style:name="T2" style:family="text">
      <style:text-properties officeooo:rsid="000b9af8"/>
    </style:style>
    <style:style style:name="T3" style:family="text">
      <style:text-properties officeooo:rsid="000d40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ignment 3</text:p>
      <text:p text:style-name="P2">Mohammad Faham Khan</text:p>
      <text:p text:style-name="P2">Theodore Tan</text:p>
      <text:p text:style-name="P2"/>
      <text:p text:style-name="P3">For this app we used our own drawing tool to make a smoother drawing board, also we added a clear button to make sure users can reset their personal drawing board.</text:p>
      <text:p text:style-name="P3"/>
      <text:p text:style-name="P1">Server command line argument: </text:p>
      <text:p text:style-name="P4">java Server ####</text:p>
      <text:p text:style-name="P6"/>
      <text:p text:style-name="P6"><text:s/><text:span text:style-name="T1">The client connects to the server, and as soon as you start to draw, the client starts sending and receiving data from the server.</text:span></text:p>
      <text:p text:style-name="P6"/>
      <text:p text:style-name="P8">Client command line argument:</text:p>
      <text:p text:style-name="P9">java SwingPaint</text:p>
      <text:p text:style-name="P6"/>
      <text:p text:style-name="P7">CLIENT:</text:p>
      <text:p text:style-name="P7">The way the data is being transferred is through the socket bufferreader. We are sending strings back and forth. The string is split into 5 <text:span text:style-name="T2">values</text:span>:</text:p>
      <text:p text:style-name="P7"/>
      <text:p text:style-name="P5">x1,y1,x2,y2,colour</text:p>
      <text:p text:style-name="P5"/>
      <text:p text:style-name="P7">After receiving each string, the client splits it, and converts each value into INT and draws it. </text:p>
      <text:p text:style-name="P7"/>
      <text:p text:style-name="P7"/>
      <text:p text:style-name="P7">SERVER:</text:p>
      <text:p text:style-name="P10">Whenever a client connects, the server assigns it a random colour.</text:p>
      <text:p text:style-name="P7"/>
      <text:p text:style-name="P7">The server receives data whenever a client is drawing, and <text:span text:style-name="T3">stores</text:span> it into an array, which holds every clients data. Every client is made sure to stay up to date on the max length of the array. To send data from the server to the client, we iterate though the array and send each point towards the client rather than sending the entire array since that would be wasteful (Client only needs updated parts). <text:s text:c="2"/></text:p>
      <text:p text:style-name="P7"/>
      <text:p text:style-name="P11">Synchronization Issues :</text:p>
      <text:p text:style-name="P11">Client needs to start drawing before seeing other peoples work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1:12:13.191203771</meta:creation-date>
    <dc:date>2016-04-04T21:23:47.730618683</dc:date>
    <meta:editing-duration>PT11M33S</meta:editing-duration>
    <meta:editing-cycles>8</meta:editing-cycles>
    <meta:generator>LibreOffice/5.0.5.2$Linux_X86_64 LibreOffice_project/00m0$Build-2</meta:generator>
    <meta:document-statistic meta:table-count="0" meta:image-count="0" meta:object-count="0" meta:page-count="1" meta:paragraph-count="18" meta:word-count="219" meta:character-count="1264" meta:non-whitespace-character-count="1056"/>
  </office:meta>
</office:document-meta>
</file>